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8273389279605746689" text:style-name="L1">
        <text:list-item>
          <text:p text:style-name="P11">Do not use any Bootstrap</text:p>
        </text:list-item>
      </text:list>
      <text:p text:style-name="P3"/>
      <text:list xml:id="list32209157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2216860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2221255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1607475426835806098" text:style-name="L2">
        <text:list-item>
          <text:p text:style-name="P12">Make the diagrams using CSS or SVG</text:p>
        </text:list-item>
      </text:list>
      <text:p text:style-name="P3"/>
      <text:list xml:id="list32233477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32206615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2213111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8434365877785230819" text:style-name="L3">
        <text:list-item>
          <text:p text:style-name="P19">When delete a flight, make the entire row dissapear from the table</text:p>
        </text:list-item>
      </text:list>
      <text:p text:style-name="P3"/>
      <text:list xml:id="list32206338" text:continue-numbering="true" text:style-name="L3">
        <text:list-item>
          <text:p text:style-name="P19">Maybe make an AJAX to get the flight details</text:p>
        </text:list-item>
      </text:list>
      <text:p text:style-name="P4"/>
      <text:list xml:id="list32211438" text:continue-list="list32213111" text:style-name="L2">
        <text:list-item>
          <text:p text:style-name="P12">For the Sign In section, make somesort of form validation with the strength of the password and the email validity</text:p>
        </text:list-item>
      </text:list>
      <text:p text:style-name="P4"/>
      <text:p text:style-name="P4"><text:tab/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4"/>
      <text:list xml:id="list32223460" text:continue-numbering="true" text:style-name="L2">
        <text:list-item>
          <text:p text:style-name="P12">Go to the Sign Up section if you do not have an account</text:p>
        </text:list-item>
      </text:list>
      <text:p text:style-name="P4"/>
      <text:list xml:id="list32210910" text:continue-numbering="true" text:style-name="L2">
        <text:list-item>
          <text:p text:style-name="P12">Add an array in which you have a few airline and airpot names -&gt; when you type a <text:soft-page-break/>letter, you make examples appear. Add one for each letter</text:p>
        </text:list-item>
      </text:list>
      <text:p text:style-name="P3"/>
      <text:list xml:id="list32205753" text:continue-list="list32206338" text:style-name="L3">
        <text:list-item>
          <text:p text:style-name="P13">What do you do when the flight is saved successfully?</text:p>
        </text:list-item>
      </text:list>
      <text:p text:style-name="P4"/>
      <text:list xml:id="list3951789774550040227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3"/>
      <text:list xml:id="list32217411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2213776" text:continue-list="list32205753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4092008092378468638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35M43S</meta:editing-duration>
    <meta:editing-cycles>118</meta:editing-cycles>
    <meta:generator>OpenOffice/4.0.1$Win32 OpenOffice.org_project/401m5$Build-9714</meta:generator>
    <dc:date>2016-11-26T12:04:08.87</dc:date>
    <dc:creator>Vlad Mocanu</dc:creator>
    <meta:document-statistic meta:table-count="0" meta:image-count="0" meta:object-count="0" meta:page-count="2" meta:paragraph-count="45" meta:word-count="340" meta:character-count="2044"/>
    <meta:user-defined meta:name="Info 1"/>
    <meta:user-defined meta:name="Info 2"/>
    <meta:user-defined meta:name="Info 3"/>
    <meta:user-defined meta:name="Info 4"/>
  </office:meta>
</office:document-meta>
</file>